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 style:data-style-name="N2" text:time-value="12:54:07.8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0-02T13:04:16.671000000</dc:date>
    <meta:editing-duration>PT17H15M</meta:editing-duration>
    <meta:editing-cycles>277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